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a55f" officeooo:paragraph-rsid="001ca5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Object</text:p>
      <text:p text:style-name="P1">-Send interactions with you to specified squares/ACObjects</text:p>
      <text:p text:style-name="P1">-Choose one interaction possible for you</text:p>
      <text:p text:style-name="P1">-Change your state, by checking status of specified ACObjects on specified squa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6:12:43.608944289</meta:creation-date>
    <dc:date>2017-10-01T16:19:52.355762940</dc:date>
    <meta:editing-duration>PT7M9S</meta:editing-duration>
    <meta:editing-cycles>1</meta:editing-cycles>
    <meta:document-statistic meta:table-count="0" meta:image-count="0" meta:object-count="0" meta:page-count="1" meta:paragraph-count="4" meta:word-count="26" meta:character-count="188" meta:non-whitespace-character-count="166"/>
    <meta:generator>LibreOffice/5.1.6.2$Linux_X86_64 LibreOffice_project/10m0$Build-2</meta:generator>
  </office:meta>
</office:document-meta>
</file>